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" svg:font-family="Mathematica" style:font-pitch="variable"/>
    <style:font-face style:name="Mathematica1" svg:font-family="Mathematica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alatino" svg:font-family="Palatino" style:font-pitch="variable"/>
    <style:font-face style:name="Palatino1" svg:font-family="Palatino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none" draw:fill="solid" draw:fill-color="#ff0000"/>
    </style:style>
    <style:style style:name="gr4" style:family="graphic" style:parent-style-name="standard">
      <style:graphic-properties draw:stroke="solid" svg:stroke-width="0.05cm" svg:stroke-color="#0000ff" draw:stroke-linejoin="miter" svg:stroke-linecap="square" draw:fill="solid" draw:fill-color="#0000ff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42cm" fo:min-width="0.34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9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0000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7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T1" style:family="text">
      <style:text-properties fo:color="#000000" loext:opacity="100%" style:font-name="MathematicaSans1" fo:font-size="13pt" fo:font-weight="bold" style:font-size-asian="13pt" style:font-weight-asian="bold" style:font-name-complex="MathematicaSans1" style:font-size-complex="13pt" style:font-weight-complex="bold"/>
    </style:style>
    <style:style style:name="T2" style:family="text">
      <style:text-properties fo:color="#000000" loext:opacity="100%" style:font-name="Arial1" fo:font-size="9.69999980926514pt" fo:font-weight="bold" style:font-size-asian="9.69999980926514pt" style:font-weight-asian="bold" style:font-name-complex="Arial1" style:font-size-complex="9.69999980926514pt" style:font-weight-complex="bold"/>
    </style:style>
    <style:style style:name="T3" style:family="text">
      <style:text-properties fo:color="#000000" loext:opacity="100%" style:font-name="Arial1" fo:font-size="13.6999998092651pt" fo:font-weight="bold" style:font-size-asian="13.6999998092651pt" style:font-weight-asian="bold" style:font-name-complex="Arial1" style:font-size-complex="13.6999998092651pt" style:font-weight-complex="bold"/>
    </style:style>
    <style:style style:name="T4" style:family="text">
      <style:text-properties fo:color="#ff00ff" loext:opacity="100%" style:font-name="Palatino1" fo:font-size="13.6999998092651pt" fo:font-weight="bold" style:font-size-asian="13.6999998092651pt" style:font-weight-asian="bold" style:font-name-complex="Palatino1" style:font-size-complex="13.6999998092651pt" style:font-weight-complex="bold"/>
    </style:style>
    <style:style style:name="T5" style:family="text">
      <style:text-properties fo:color="#ff00ff" loext:opacity="100%" style:font-name="Mathematica1" fo:font-size="13.6999998092651pt" fo:font-weight="bold" style:font-size-asian="13.6999998092651pt" style:font-weight-asian="bold" style:font-name-complex="Mathematica1" style:font-size-complex="13.6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7.736cm" svg:height="1.822cm" svg:x="1.526cm" svg:y="4.702cm" svg:viewBox="0 0 7737 1823" draw:points="0,1725 387,1766 774,1812 1161,1823 1547,1716 1934,1608 2321,1501 2709,1393 3095,1286 3482,1179 3869,1072 4256,965 4643,858 5029,750 5416,643 5803,536 6190,429 6576,322 6963,215 7350,108 7737,0">
          <text:p/>
        </draw:polyline>
        <draw:polyline draw:style-name="gr2" draw:text-style-name="P1" draw:layer="layout" svg:width="8.122cm" svg:height="3.362cm" svg:x="1.333cm" svg:y="0.53cm" svg:viewBox="0 0 8123 3363" draw:points="0,3363 387,3194 774,3028 1160,2862 1547,2698 1934,2535 2321,2372 2707,2211 3095,2050 3482,1890 3869,1730 4255,1571 4642,1413 5029,1254 5416,1096 5802,938 6189,781 6576,624 6963,468 7349,312 7736,156 8123,0">
          <text:p/>
        </draw:polyline>
        <draw:path draw:style-name="gr3" draw:text-style-name="P2" draw:layer="layout" svg:width="0.243cm" svg:height="0.244cm" svg:x="1.405cm" svg:y="6.304cm" svg:viewBox="0 0 244 245" svg:d="M244 122c0-32-12-63-35-86s-55-36-88-36c-32 0-63 13-86 36s-35 54-35 86c0 33 12 64 35 87s54 36 86 36c33 0 65-13 88-36s35-54 35-87z">
          <text:p/>
        </draw:path>
        <draw:path draw:style-name="gr3" draw:text-style-name="P2" draw:layer="layout" svg:width="0.244cm" svg:height="0.244cm" svg:x="1.791cm" svg:y="6.345cm" svg:viewBox="0 0 245 245" svg:d="M245 123c0-33-13-64-35-87-23-23-54-36-87-36-32 0-63 13-86 36-24 23-37 54-37 87 0 32 13 63 37 86 23 23 54 36 86 36 33 0 64-13 87-36 22-23 35-54 35-86z">
          <text:p/>
        </draw:path>
        <draw:path draw:style-name="gr3" draw:text-style-name="P2" draw:layer="layout" svg:width="0.244cm" svg:height="0.244cm" svg:x="2.178cm" svg:y="6.391cm" svg:viewBox="0 0 245 245" svg:d="M245 123c0-33-13-64-36-87s-54-36-87-36c-32 0-63 13-86 36s-36 54-36 87c0 32 13 63 36 86s54 36 86 36c33 0 64-13 87-36s36-54 36-86z">
          <text:p/>
        </draw:path>
        <draw:path draw:style-name="gr3" draw:text-style-name="P2" draw:layer="layout" svg:width="0.244cm" svg:height="0.244cm" svg:x="2.565cm" svg:y="6.402cm" svg:viewBox="0 0 245 245" svg:d="M245 123c0-32-13-63-37-87-23-23-54-36-86-36-33 0-64 13-86 36-23 24-36 55-36 87s13 63 36 86c22 23 53 36 86 36 32 0 63-13 86-36 24-23 37-54 37-86z">
          <text:p/>
        </draw:path>
        <draw:path draw:style-name="gr3" draw:text-style-name="P2" draw:layer="layout" svg:width="0.243cm" svg:height="0.244cm" svg:x="2.952cm" svg:y="6.295cm" svg:viewBox="0 0 244 245" svg:d="M244 122c0-33-12-64-35-86-23-23-54-36-87-36-32 0-64 13-87 36-23 22-35 53-35 86s12 64 35 87 55 36 87 36c33 0 64-13 87-36s35-54 35-87z">
          <text:p/>
        </draw:path>
        <draw:path draw:style-name="gr3" draw:text-style-name="P2" draw:layer="layout" svg:width="0.244cm" svg:height="0.244cm" svg:x="3.338cm" svg:y="6.188cm" svg:viewBox="0 0 245 245" svg:d="M245 123c0-33-13-64-35-86-23-23-55-37-88-37-32 0-63 14-86 37-23 22-36 53-36 86 0 32 13 63 36 86s54 36 86 36c33 0 65-13 88-36 22-23 35-54 35-86z">
          <text:p/>
        </draw:path>
        <draw:path draw:style-name="gr3" draw:text-style-name="P2" draw:layer="layout" svg:width="0.244cm" svg:height="0.243cm" svg:x="3.725cm" svg:y="6.081cm" svg:viewBox="0 0 245 244" svg:d="M245 123c0-34-13-65-36-88s-54-35-86-35-63 12-87 35c-23 23-36 54-36 88 0 32 13 63 36 86 24 23 55 35 87 35s63-12 86-35 36-54 36-86z">
          <text:p/>
        </draw:path>
        <draw:path draw:style-name="gr3" draw:text-style-name="P2" draw:layer="layout" svg:width="0.244cm" svg:height="0.244cm" svg:x="4.112cm" svg:y="5.973cm" svg:viewBox="0 0 245 245" svg:d="M245 122c0-32-13-63-36-86s-54-36-87-36-64 13-86 36c-23 23-36 54-36 86 0 33 13 64 36 87 22 24 53 36 86 36s64-12 87-36c23-23 36-54 36-87z">
          <text:p/>
        </draw:path>
        <draw:path draw:style-name="gr3" draw:text-style-name="P2" draw:layer="layout" svg:width="0.243cm" svg:height="0.244cm" svg:x="4.499cm" svg:y="5.866cm" svg:viewBox="0 0 244 245" svg:d="M244 123c0-32-13-64-36-87s-54-36-87-36c-32 0-63 13-86 36s-35 55-35 87c0 33 12 64 35 86 23 23 54 36 86 36 33 0 64-13 87-36 23-22 36-53 36-86z">
          <text:p/>
        </draw:path>
        <draw:path draw:style-name="gr3" draw:text-style-name="P2" draw:layer="layout" svg:width="0.244cm" svg:height="0.244cm" svg:x="4.885cm" svg:y="5.759cm" svg:viewBox="0 0 245 245" svg:d="M245 122c0-32-13-63-35-86-23-23-54-36-87-36s-64 13-87 36-36 54-36 86c0 33 13 64 36 87s54 36 87 36 64-13 87-36c22-23 35-54 35-87z">
          <text:p/>
        </draw:path>
        <draw:path draw:style-name="gr3" draw:text-style-name="P2" draw:layer="layout" svg:width="0.244cm" svg:height="0.244cm" svg:x="5.272cm" svg:y="5.652cm" svg:viewBox="0 0 245 245" svg:d="M245 123c0-32-13-63-36-87-24-23-55-36-87-36s-63 13-86 36c-23 24-36 55-36 87s13 63 36 86 54 36 86 36 63-13 87-36c23-23 36-54 36-86z">
          <text:p/>
        </draw:path>
        <draw:path draw:style-name="gr3" draw:text-style-name="P2" draw:layer="layout" svg:width="0.244cm" svg:height="0.244cm" svg:x="5.659cm" svg:y="5.545cm" svg:viewBox="0 0 245 245" svg:d="M245 122c0-33-13-64-36-86-23-23-54-36-86-36-33 0-64 13-87 36-23 22-36 53-36 86 0 32 13 64 36 87s54 36 87 36c32 0 63-13 86-36s36-55 36-87z">
          <text:p/>
        </draw:path>
        <draw:path draw:style-name="gr3" draw:text-style-name="P2" draw:layer="layout" svg:width="0.243cm" svg:height="0.244cm" svg:x="6.046cm" svg:y="5.438cm" svg:viewBox="0 0 244 245" svg:d="M244 123c0-33-12-64-35-87s-54-36-87-36-64 13-87 36-35 54-35 87c0 32 12 63 35 86s54 36 87 36 64-13 87-36 35-54 35-86z">
          <text:p/>
        </draw:path>
        <draw:path draw:style-name="gr3" draw:text-style-name="P2" draw:layer="layout" svg:width="0.244cm" svg:height="0.243cm" svg:x="6.432cm" svg:y="5.331cm" svg:viewBox="0 0 245 244" svg:d="M245 121c0-32-13-63-35-86-23-23-54-35-87-35-32 0-63 12-86 35s-37 54-37 86c0 34 14 65 37 88s54 35 86 35c33 0 64-12 87-35 22-23 35-54 35-88z">
          <text:p/>
        </draw:path>
        <draw:path draw:style-name="gr3" draw:text-style-name="P2" draw:layer="layout" svg:width="0.244cm" svg:height="0.244cm" svg:x="6.819cm" svg:y="5.223cm" svg:viewBox="0 0 245 245" svg:d="M245 123c0-32-13-63-36-86s-54-37-86-37c-33 0-64 14-87 37s-36 54-36 86c0 33 13 64 36 86 23 23 54 36 87 36 32 0 63-13 86-36 23-22 36-53 36-86z">
          <text:p/>
        </draw:path>
        <draw:path draw:style-name="gr3" draw:text-style-name="P2" draw:layer="layout" svg:width="0.244cm" svg:height="0.244cm" svg:x="7.206cm" svg:y="5.116cm" svg:viewBox="0 0 245 245" svg:d="M245 123c0-33-13-64-36-87-24-23-55-36-87-36-33 0-64 13-87 36-22 23-35 54-35 87 0 32 13 64 35 86 23 23 54 36 87 36 32 0 63-13 87-36 23-22 36-54 36-86z">
          <text:p/>
        </draw:path>
        <draw:path draw:style-name="gr3" draw:text-style-name="P2" draw:layer="layout" svg:width="0.243cm" svg:height="0.244cm" svg:x="7.593cm" svg:y="5.009cm" svg:viewBox="0 0 244 245" svg:d="M244 122c0-32-12-63-35-86s-54-36-86-36c-33 0-65 13-88 36s-35 54-35 86 12 63 35 86c23 24 55 37 88 37 32 0 63-13 86-37 23-23 35-54 35-86z">
          <text:p/>
        </draw:path>
        <draw:path draw:style-name="gr3" draw:text-style-name="P2" draw:layer="layout" svg:width="0.244cm" svg:height="0.244cm" svg:x="7.979cm" svg:y="4.902cm" svg:viewBox="0 0 245 245" svg:d="M245 123c0-33-13-65-35-87-23-23-55-36-88-36-32 0-63 13-86 36-23 22-36 54-36 87 0 32 13 63 36 86s54 36 86 36c33 0 65-13 88-36 22-23 35-54 35-86z">
          <text:p/>
        </draw:path>
        <draw:path draw:style-name="gr3" draw:text-style-name="P2" draw:layer="layout" svg:width="0.244cm" svg:height="0.244cm" svg:x="8.366cm" svg:y="4.795cm" svg:viewBox="0 0 245 245" svg:d="M245 122c0-33-13-64-36-87-23-22-54-35-86-35s-63 13-86 35c-24 23-37 54-37 87 0 32 13 63 37 87 23 23 54 36 86 36s63-13 86-36c23-24 36-55 36-87z">
          <text:p/>
        </draw:path>
        <draw:path draw:style-name="gr3" draw:text-style-name="P2" draw:layer="layout" svg:width="0.244cm" svg:height="0.244cm" svg:x="8.753cm" svg:y="4.688cm" svg:viewBox="0 0 245 245" svg:d="M245 123c0-33-13-64-36-88-23-23-54-35-86-35-34 0-65 12-88 35-22 24-35 55-35 88 0 32 13 63 35 86 23 23 54 36 88 36 32 0 63-13 86-36s36-54 36-86z">
          <text:p/>
        </draw:path>
        <draw:path draw:style-name="gr3" draw:text-style-name="P2" draw:layer="layout" svg:width="0.243cm" svg:height="0.244cm" svg:x="9.14cm" svg:y="4.58cm" svg:viewBox="0 0 244 245" svg:d="M244 122c0-32-12-63-36-86-23-23-54-36-86-36-33 0-64 13-87 36s-35 54-35 86c0 33 12 65 35 88 23 22 54 35 87 35 32 0 63-13 86-35 24-23 36-55 36-88z">
          <text:p/>
        </draw:path>
        <draw:polygon draw:style-name="gr4" draw:text-style-name="P3" draw:layer="layout" svg:width="0.244cm" svg:height="0.244cm" svg:x="1.211cm" svg:y="3.77cm" svg:viewBox="0 0 245 245" draw:points="0,0 245,0 245,245 0,245">
          <text:p/>
        </draw:polygon>
        <draw:polygon draw:style-name="gr5" draw:text-style-name="P3" draw:layer="layout" svg:width="0.244cm" svg:height="0.243cm" svg:x="1.598cm" svg:y="3.602cm" svg:viewBox="0 0 245 244" draw:points="0,0 245,0 245,244 0,244">
          <text:p/>
        </draw:polygon>
        <draw:polygon draw:style-name="gr2" draw:text-style-name="P1" draw:layer="layout" svg:width="0.244cm" svg:height="0.243cm" svg:x="1.598cm" svg:y="3.602cm" svg:viewBox="0 0 245 244" draw:points="0,0 245,0 245,244 0,244">
          <text:p/>
        </draw:polygon>
        <draw:polygon draw:style-name="gr5" draw:text-style-name="P3" draw:layer="layout" svg:width="0.244cm" svg:height="0.244cm" svg:x="1.985cm" svg:y="3.435cm" svg:viewBox="0 0 245 245" draw:points="0,0 245,0 245,245 0,245">
          <text:p/>
        </draw:polygon>
        <draw:polygon draw:style-name="gr2" draw:text-style-name="P1" draw:layer="layout" svg:width="0.244cm" svg:height="0.244cm" svg:x="1.985cm" svg:y="3.435cm" svg:viewBox="0 0 245 245" draw:points="0,0 245,0 245,245 0,245">
          <text:p/>
        </draw:polygon>
        <draw:polygon draw:style-name="gr5" draw:text-style-name="P3" draw:layer="layout" svg:width="0.243cm" svg:height="0.244cm" svg:x="2.372cm" svg:y="3.269cm" svg:viewBox="0 0 244 245" draw:points="0,0 244,0 244,245 0,245">
          <text:p/>
        </draw:polygon>
        <draw:polygon draw:style-name="gr2" draw:text-style-name="P1" draw:layer="layout" svg:width="0.243cm" svg:height="0.244cm" svg:x="2.372cm" svg:y="3.269cm" svg:viewBox="0 0 244 245" draw:points="0,0 244,0 244,245 0,245">
          <text:p/>
        </draw:polygon>
        <draw:polygon draw:style-name="gr5" draw:text-style-name="P3" draw:layer="layout" svg:width="0.244cm" svg:height="0.244cm" svg:x="2.758cm" svg:y="3.105cm" svg:viewBox="0 0 245 245" draw:points="0,0 245,0 245,245 0,245">
          <text:p/>
        </draw:polygon>
        <draw:polygon draw:style-name="gr2" draw:text-style-name="P1" draw:layer="layout" svg:width="0.244cm" svg:height="0.244cm" svg:x="2.758cm" svg:y="3.105cm" svg:viewBox="0 0 245 245" draw:points="0,0 245,0 245,245 0,245">
          <text:p/>
        </draw:polygon>
        <draw:polygon draw:style-name="gr5" draw:text-style-name="P3" draw:layer="layout" svg:width="0.244cm" svg:height="0.244cm" svg:x="3.145cm" svg:y="2.942cm" svg:viewBox="0 0 245 245" draw:points="0,0 245,0 245,245 0,245">
          <text:p/>
        </draw:polygon>
        <draw:polygon draw:style-name="gr2" draw:text-style-name="P1" draw:layer="layout" svg:width="0.244cm" svg:height="0.244cm" svg:x="3.145cm" svg:y="2.942cm" svg:viewBox="0 0 245 245" draw:points="0,0 245,0 245,245 0,245">
          <text:p/>
        </draw:polygon>
        <draw:polygon draw:style-name="gr5" draw:text-style-name="P3" draw:layer="layout" svg:width="0.244cm" svg:height="0.244cm" svg:x="3.532cm" svg:y="2.779cm" svg:viewBox="0 0 245 245" draw:points="0,0 245,0 245,245 0,245">
          <text:p/>
        </draw:polygon>
        <draw:polygon draw:style-name="gr2" draw:text-style-name="P1" draw:layer="layout" svg:width="0.244cm" svg:height="0.244cm" svg:x="3.532cm" svg:y="2.779cm" svg:viewBox="0 0 245 245" draw:points="0,0 245,0 245,245 0,245">
          <text:p/>
        </draw:polygon>
        <draw:polygon draw:style-name="gr5" draw:text-style-name="P3" draw:layer="layout" svg:width="0.243cm" svg:height="0.244cm" svg:x="3.919cm" svg:y="2.618cm" svg:viewBox="0 0 244 245" draw:points="0,0 244,0 244,245 0,245">
          <text:p/>
        </draw:polygon>
        <draw:polygon draw:style-name="gr2" draw:text-style-name="P1" draw:layer="layout" svg:width="0.243cm" svg:height="0.244cm" svg:x="3.919cm" svg:y="2.618cm" svg:viewBox="0 0 244 245" draw:points="0,0 244,0 244,245 0,245">
          <text:p/>
        </draw:polygon>
        <draw:polygon draw:style-name="gr5" draw:text-style-name="P3" draw:layer="layout" svg:width="0.244cm" svg:height="0.244cm" svg:x="4.305cm" svg:y="2.457cm" svg:viewBox="0 0 245 245" draw:points="0,0 245,0 245,245 0,245">
          <text:p/>
        </draw:polygon>
        <draw:polygon draw:style-name="gr2" draw:text-style-name="P1" draw:layer="layout" svg:width="0.244cm" svg:height="0.244cm" svg:x="4.305cm" svg:y="2.457cm" svg:viewBox="0 0 245 245" draw:points="0,0 245,0 245,245 0,245">
          <text:p/>
        </draw:polygon>
        <draw:polygon draw:style-name="gr5" draw:text-style-name="P3" draw:layer="layout" svg:width="0.244cm" svg:height="0.244cm" svg:x="4.692cm" svg:y="2.297cm" svg:viewBox="0 0 245 245" draw:points="0,0 245,0 245,245 0,245">
          <text:p/>
        </draw:polygon>
        <draw:polygon draw:style-name="gr2" draw:text-style-name="P1" draw:layer="layout" svg:width="0.244cm" svg:height="0.244cm" svg:x="4.692cm" svg:y="2.297cm" svg:viewBox="0 0 245 245" draw:points="0,0 245,0 245,245 0,245">
          <text:p/>
        </draw:polygon>
        <draw:polygon draw:style-name="gr4" draw:text-style-name="P3" draw:layer="layout" svg:width="0.244cm" svg:height="0.244cm" svg:x="5.079cm" svg:y="2.137cm" svg:viewBox="0 0 245 245" draw:points="0,0 245,0 245,245 0,245">
          <text:p/>
        </draw:polygon>
        <draw:polygon draw:style-name="gr5" draw:text-style-name="P3" draw:layer="layout" svg:width="0.244cm" svg:height="0.244cm" svg:x="5.465cm" svg:y="1.978cm" svg:viewBox="0 0 245 245" draw:points="0,0 245,0 245,245 0,245">
          <text:p/>
        </draw:polygon>
        <draw:polygon draw:style-name="gr2" draw:text-style-name="P1" draw:layer="layout" svg:width="0.244cm" svg:height="0.244cm" svg:x="5.465cm" svg:y="1.978cm" svg:viewBox="0 0 245 245" draw:points="0,0 245,0 245,245 0,245">
          <text:p/>
        </draw:polygon>
        <draw:polygon draw:style-name="gr4" draw:text-style-name="P3" draw:layer="layout" svg:width="0.244cm" svg:height="0.244cm" svg:x="5.852cm" svg:y="1.82cm" svg:viewBox="0 0 245 245" draw:points="0,0 245,0 245,245 0,245">
          <text:p/>
        </draw:polygon>
        <draw:polygon draw:style-name="gr5" draw:text-style-name="P3" draw:layer="layout" svg:width="0.244cm" svg:height="0.243cm" svg:x="6.239cm" svg:y="1.662cm" svg:viewBox="0 0 245 244" draw:points="0,0 245,0 245,244 0,244">
          <text:p/>
        </draw:polygon>
        <draw:polygon draw:style-name="gr2" draw:text-style-name="P1" draw:layer="layout" svg:width="0.244cm" svg:height="0.243cm" svg:x="6.239cm" svg:y="1.662cm" svg:viewBox="0 0 245 244" draw:points="0,0 245,0 245,244 0,244">
          <text:p/>
        </draw:polygon>
        <draw:polygon draw:style-name="gr4" draw:text-style-name="P3" draw:layer="layout" svg:width="0.244cm" svg:height="0.244cm" svg:x="6.626cm" svg:y="1.504cm" svg:viewBox="0 0 245 245" draw:points="0,0 245,0 245,245 0,245">
          <text:p/>
        </draw:polygon>
        <draw:polygon draw:style-name="gr5" draw:text-style-name="P3" draw:layer="layout" svg:width="0.244cm" svg:height="0.244cm" svg:x="7.012cm" svg:y="1.346cm" svg:viewBox="0 0 245 245" draw:points="0,0 245,0 245,245 0,245">
          <text:p/>
        </draw:polygon>
        <draw:polygon draw:style-name="gr2" draw:text-style-name="P1" draw:layer="layout" svg:width="0.244cm" svg:height="0.244cm" svg:x="7.012cm" svg:y="1.346cm" svg:viewBox="0 0 245 245" draw:points="0,0 245,0 245,245 0,245">
          <text:p/>
        </draw:polygon>
        <draw:polygon draw:style-name="gr4" draw:text-style-name="P3" draw:layer="layout" svg:width="0.244cm" svg:height="0.244cm" svg:x="7.399cm" svg:y="1.189cm" svg:viewBox="0 0 245 245" draw:points="0,0 245,0 245,245 0,245">
          <text:p/>
        </draw:polygon>
        <draw:polygon draw:style-name="gr4" draw:text-style-name="P3" draw:layer="layout" svg:width="0.244cm" svg:height="0.244cm" svg:x="7.786cm" svg:y="1.032cm" svg:viewBox="0 0 245 245" draw:points="0,0 245,0 245,245 0,245">
          <text:p/>
        </draw:polygon>
        <draw:polygon draw:style-name="gr4" draw:text-style-name="P3" draw:layer="layout" svg:width="0.244cm" svg:height="0.244cm" svg:x="8.173cm" svg:y="0.876cm" svg:viewBox="0 0 245 245" draw:points="0,0 245,0 245,245 0,245">
          <text:p/>
        </draw:polygon>
        <draw:polygon draw:style-name="gr4" draw:text-style-name="P3" draw:layer="layout" svg:width="0.244cm" svg:height="0.244cm" svg:x="8.559cm" svg:y="0.72cm" svg:viewBox="0 0 245 245" draw:points="0,0 245,0 245,245 0,245">
          <text:p/>
        </draw:polygon>
        <draw:polygon draw:style-name="gr5" draw:text-style-name="P3" draw:layer="layout" svg:width="0.244cm" svg:height="0.244cm" svg:x="8.946cm" svg:y="0.564cm" svg:viewBox="0 0 245 245" draw:points="0,0 245,0 245,245 0,245">
          <text:p/>
        </draw:polygon>
        <draw:polygon draw:style-name="gr2" draw:text-style-name="P1" draw:layer="layout" svg:width="0.244cm" svg:height="0.244cm" svg:x="8.946cm" svg:y="0.564cm" svg:viewBox="0 0 245 245" draw:points="0,0 245,0 245,245 0,245">
          <text:p/>
        </draw:polygon>
        <draw:polygon draw:style-name="gr4" draw:text-style-name="P3" draw:layer="layout" svg:width="0.244cm" svg:height="0.244cm" svg:x="9.333cm" svg:y="0.408cm" svg:viewBox="0 0 245 245" draw:points="0,0 245,0 245,245 0,245">
          <text:p/>
        </draw:polygon>
        <draw:line draw:style-name="gr1" draw:text-style-name="P1" draw:layer="layout" svg:x1="3.827cm" svg:y1="0.733cm" svg:x2="4.284cm" svg:y2="0.733cm">
          <text:p/>
        </draw:line>
        <draw:path draw:style-name="gr3" draw:text-style-name="P2" draw:layer="layout" svg:width="0.244cm" svg:height="0.244cm" svg:x="3.934cm" svg:y="0.611cm" svg:viewBox="0 0 245 245" svg:d="M245 122c0-32-13-64-36-86-23-23-54-36-86-36-34 0-65 13-88 36-23 22-35 54-35 86s12 63 35 86 54 37 88 37c32 0 63-14 86-37s36-54 36-86z">
          <text:p/>
        </draw:path>
        <draw:frame draw:style-name="gr6" draw:text-style-name="P5" draw:layer="layout" svg:width="0.456cm" svg:height="0.456cm" svg:x="4.551cm" svg:y="0.579cm">
          <draw:text-box>
            <text:p text:style-name="P4"><text:span text:style-name="T1">ω</text:span></text:p>
          </draw:text-box>
        </draw:frame>
        <draw:line draw:style-name="gr2" draw:text-style-name="P1" draw:layer="layout" svg:x1="3.827cm" svg:y1="1.578cm" svg:x2="4.284cm" svg:y2="1.578cm">
          <text:p/>
        </draw:line>
        <draw:polygon draw:style-name="gr4" draw:text-style-name="P3" draw:layer="layout" svg:width="0.244cm" svg:height="0.244cm" svg:x="3.934cm" svg:y="1.456cm" svg:viewBox="0 0 245 245" draw:points="0,0 245,0 245,245 0,245">
          <text:p/>
        </draw:polygon>
        <draw:frame draw:style-name="gr7" draw:text-style-name="P6" draw:layer="layout" svg:width="0.342cm" svg:height="0.382cm" svg:x="4.953cm" svg:y="0.675cm">
          <draw:text-box>
            <text:p text:style-name="P4"><text:span text:style-name="T2">1</text:span></text:p>
          </draw:text-box>
        </draw:frame>
        <draw:frame draw:style-name="gr6" draw:text-style-name="P5" draw:layer="layout" svg:width="0.456cm" svg:height="0.456cm" svg:x="4.551cm" svg:y="1.424cm">
          <draw:text-box>
            <text:p text:style-name="P4"><text:span text:style-name="T1">ω</text:span></text:p>
          </draw:text-box>
        </draw:frame>
        <draw:line draw:style-name="gr8" draw:text-style-name="P1" draw:layer="layout" svg:x1="9.626cm" svg:y1="7.036cm" svg:x2="1.065cm" svg:y2="7.036cm">
          <text:p/>
        </draw:line>
        <draw:line draw:style-name="gr8" draw:text-style-name="P1" draw:layer="layout" svg:x1="1.065cm" svg:y1="7.036cm" svg:x2="1.065cm" svg:y2="0.187cm">
          <text:p/>
        </draw:line>
        <draw:line draw:style-name="gr8" draw:text-style-name="P1" draw:layer="layout" svg:x1="1.065cm" svg:y1="0.187cm" svg:x2="9.626cm" svg:y2="0.187cm">
          <text:p/>
        </draw:line>
        <draw:line draw:style-name="gr8" draw:text-style-name="P1" draw:layer="layout" svg:x1="9.626cm" svg:y1="0.187cm" svg:x2="9.626cm" svg:y2="7.036cm">
          <text:p/>
        </draw:line>
        <draw:line draw:style-name="gr9" draw:text-style-name="P1" draw:layer="layout" svg:x1="1.237cm" svg:y1="7.036cm" svg:x2="1.237cm" svg:y2="6.921cm">
          <text:p/>
        </draw:line>
        <draw:frame draw:style-name="gr7" draw:text-style-name="P6" draw:layer="layout" svg:width="0.342cm" svg:height="0.382cm" svg:x="4.953cm" svg:y="1.519cm">
          <draw:text-box>
            <text:p text:style-name="P4"><text:span text:style-name="T2">2</text:span></text:p>
          </draw:text-box>
        </draw:frame>
        <draw:line draw:style-name="gr9" draw:text-style-name="P1" draw:layer="layout" svg:x1="1.623cm" svg:y1="7.036cm" svg:x2="1.623cm" svg:y2="6.967cm">
          <text:p/>
        </draw:line>
        <draw:line draw:style-name="gr9" draw:text-style-name="P1" draw:layer="layout" svg:x1="2.01cm" svg:y1="7.036cm" svg:x2="2.01cm" svg:y2="6.967cm">
          <text:p/>
        </draw:line>
        <draw:line draw:style-name="gr9" draw:text-style-name="P1" draw:layer="layout" svg:x1="2.397cm" svg:y1="7.036cm" svg:x2="2.397cm" svg:y2="6.967cm">
          <text:p/>
        </draw:line>
        <draw:line draw:style-name="gr9" draw:text-style-name="P1" draw:layer="layout" svg:x1="2.784cm" svg:y1="7.036cm" svg:x2="2.784cm" svg:y2="6.967cm">
          <text:p/>
        </draw:line>
        <draw:line draw:style-name="gr9" draw:text-style-name="P1" draw:layer="layout" svg:x1="3.17cm" svg:y1="7.036cm" svg:x2="3.17cm" svg:y2="6.921cm">
          <text:p/>
        </draw:line>
        <draw:frame draw:style-name="gr10" draw:text-style-name="P7" draw:layer="layout" svg:width="0.482cm" svg:height="0.539cm" svg:x="1.103cm" svg:y="7.113cm">
          <draw:text-box>
            <text:p text:style-name="P4"><text:span text:style-name="T3">0</text:span></text:p>
          </draw:text-box>
        </draw:frame>
        <draw:line draw:style-name="gr9" draw:text-style-name="P1" draw:layer="layout" svg:x1="3.557cm" svg:y1="7.036cm" svg:x2="3.557cm" svg:y2="6.967cm">
          <text:p/>
        </draw:line>
        <draw:line draw:style-name="gr9" draw:text-style-name="P1" draw:layer="layout" svg:x1="3.944cm" svg:y1="7.036cm" svg:x2="3.944cm" svg:y2="6.967cm">
          <text:p/>
        </draw:line>
        <draw:line draw:style-name="gr9" draw:text-style-name="P1" draw:layer="layout" svg:x1="4.331cm" svg:y1="7.036cm" svg:x2="4.331cm" svg:y2="6.967cm">
          <text:p/>
        </draw:line>
        <draw:line draw:style-name="gr9" draw:text-style-name="P1" draw:layer="layout" svg:x1="4.717cm" svg:y1="7.036cm" svg:x2="4.717cm" svg:y2="6.967cm">
          <text:p/>
        </draw:line>
        <draw:line draw:style-name="gr9" draw:text-style-name="P1" draw:layer="layout" svg:x1="5.104cm" svg:y1="7.036cm" svg:x2="5.104cm" svg:y2="6.921cm">
          <text:p/>
        </draw:line>
        <draw:frame draw:style-name="gr10" draw:text-style-name="P7" draw:layer="layout" svg:width="0.535cm" svg:height="0.539cm" svg:x="2.902cm" svg:y="7.113cm">
          <draw:text-box>
            <text:p text:style-name="P4"><text:span text:style-name="T3">10</text:span></text:p>
          </draw:text-box>
        </draw:frame>
        <draw:line draw:style-name="gr9" draw:text-style-name="P1" draw:layer="layout" svg:x1="5.491cm" svg:y1="7.036cm" svg:x2="5.491cm" svg:y2="6.967cm">
          <text:p/>
        </draw:line>
        <draw:line draw:style-name="gr9" draw:text-style-name="P1" draw:layer="layout" svg:x1="5.878cm" svg:y1="7.036cm" svg:x2="5.878cm" svg:y2="6.967cm">
          <text:p/>
        </draw:line>
        <draw:line draw:style-name="gr9" draw:text-style-name="P1" draw:layer="layout" svg:x1="6.264cm" svg:y1="7.036cm" svg:x2="6.264cm" svg:y2="6.967cm">
          <text:p/>
        </draw:line>
        <draw:line draw:style-name="gr9" draw:text-style-name="P1" draw:layer="layout" svg:x1="6.651cm" svg:y1="7.036cm" svg:x2="6.651cm" svg:y2="6.967cm">
          <text:p/>
        </draw:line>
        <draw:line draw:style-name="gr9" draw:text-style-name="P1" draw:layer="layout" svg:x1="7.038cm" svg:y1="7.036cm" svg:x2="7.038cm" svg:y2="6.921cm">
          <text:p/>
        </draw:line>
        <draw:frame draw:style-name="gr10" draw:text-style-name="P7" draw:layer="layout" svg:width="0.535cm" svg:height="0.539cm" svg:x="4.836cm" svg:y="7.113cm">
          <draw:text-box>
            <text:p text:style-name="P4"><text:span text:style-name="T3">20</text:span></text:p>
          </draw:text-box>
        </draw:frame>
        <draw:line draw:style-name="gr9" draw:text-style-name="P1" draw:layer="layout" svg:x1="7.425cm" svg:y1="7.036cm" svg:x2="7.425cm" svg:y2="6.967cm">
          <text:p/>
        </draw:line>
        <draw:line draw:style-name="gr9" draw:text-style-name="P1" draw:layer="layout" svg:x1="7.811cm" svg:y1="7.036cm" svg:x2="7.811cm" svg:y2="6.967cm">
          <text:p/>
        </draw:line>
        <draw:line draw:style-name="gr9" draw:text-style-name="P1" draw:layer="layout" svg:x1="8.198cm" svg:y1="7.036cm" svg:x2="8.198cm" svg:y2="6.967cm">
          <text:p/>
        </draw:line>
        <draw:line draw:style-name="gr9" draw:text-style-name="P1" draw:layer="layout" svg:x1="8.585cm" svg:y1="7.036cm" svg:x2="8.585cm" svg:y2="6.967cm">
          <text:p/>
        </draw:line>
        <draw:line draw:style-name="gr9" draw:text-style-name="P1" draw:layer="layout" svg:x1="8.971cm" svg:y1="7.036cm" svg:x2="8.971cm" svg:y2="6.921cm">
          <text:p/>
        </draw:line>
        <draw:frame draw:style-name="gr10" draw:text-style-name="P7" draw:layer="layout" svg:width="0.535cm" svg:height="0.539cm" svg:x="6.77cm" svg:y="7.113cm">
          <draw:text-box>
            <text:p text:style-name="P4"><text:span text:style-name="T3">30</text:span></text:p>
          </draw:text-box>
        </draw:frame>
        <draw:line draw:style-name="gr9" draw:text-style-name="P1" draw:layer="layout" svg:x1="9.358cm" svg:y1="7.036cm" svg:x2="9.358cm" svg:y2="6.967cm">
          <text:p/>
        </draw:line>
        <draw:line draw:style-name="gr9" draw:text-style-name="P1" draw:layer="layout" svg:x1="1.065cm" svg:y1="6.899cm" svg:x2="1.18cm" svg:y2="6.899cm">
          <text:p/>
        </draw:line>
        <draw:frame draw:style-name="gr10" draw:text-style-name="P7" draw:layer="layout" svg:width="0.535cm" svg:height="0.539cm" svg:x="8.704cm" svg:y="7.113cm">
          <draw:text-box>
            <text:p text:style-name="P4"><text:span text:style-name="T3">40</text:span></text:p>
          </draw:text-box>
        </draw:frame>
        <draw:line draw:style-name="gr9" draw:text-style-name="P1" draw:layer="layout" svg:x1="1.065cm" svg:y1="6.71cm" svg:x2="1.134cm" svg:y2="6.71cm">
          <text:p/>
        </draw:line>
        <draw:line draw:style-name="gr9" draw:text-style-name="P1" draw:layer="layout" svg:x1="1.065cm" svg:y1="6.52cm" svg:x2="1.134cm" svg:y2="6.52cm">
          <text:p/>
        </draw:line>
        <draw:line draw:style-name="gr9" draw:text-style-name="P1" draw:layer="layout" svg:x1="1.065cm" svg:y1="6.331cm" svg:x2="1.134cm" svg:y2="6.331cm">
          <text:p/>
        </draw:line>
        <draw:line draw:style-name="gr9" draw:text-style-name="P1" draw:layer="layout" svg:x1="1.065cm" svg:y1="6.141cm" svg:x2="1.134cm" svg:y2="6.141cm">
          <text:p/>
        </draw:line>
        <draw:line draw:style-name="gr9" draw:text-style-name="P1" draw:layer="layout" svg:x1="1.065cm" svg:y1="5.952cm" svg:x2="1.18cm" svg:y2="5.952cm">
          <text:p/>
        </draw:line>
        <draw:frame draw:style-name="gr10" draw:text-style-name="P7" draw:layer="layout" svg:width="0.482cm" svg:height="0.539cm" svg:x="0.721cm" svg:y="6.63cm">
          <draw:text-box>
            <text:p text:style-name="P4"><text:span text:style-name="T3">0</text:span></text:p>
          </draw:text-box>
        </draw:frame>
        <draw:line draw:style-name="gr9" draw:text-style-name="P1" draw:layer="layout" svg:x1="1.065cm" svg:y1="5.762cm" svg:x2="1.134cm" svg:y2="5.762cm">
          <text:p/>
        </draw:line>
        <draw:line draw:style-name="gr9" draw:text-style-name="P1" draw:layer="layout" svg:x1="1.065cm" svg:y1="5.573cm" svg:x2="1.134cm" svg:y2="5.573cm">
          <text:p/>
        </draw:line>
        <draw:line draw:style-name="gr9" draw:text-style-name="P1" draw:layer="layout" svg:x1="1.065cm" svg:y1="5.384cm" svg:x2="1.134cm" svg:y2="5.384cm">
          <text:p/>
        </draw:line>
        <draw:line draw:style-name="gr9" draw:text-style-name="P1" draw:layer="layout" svg:x1="1.065cm" svg:y1="5.194cm" svg:x2="1.134cm" svg:y2="5.194cm">
          <text:p/>
        </draw:line>
        <draw:line draw:style-name="gr9" draw:text-style-name="P1" draw:layer="layout" svg:x1="1.065cm" svg:y1="5.005cm" svg:x2="1.18cm" svg:y2="5.005cm">
          <text:p/>
        </draw:line>
        <draw:frame draw:style-name="gr10" draw:text-style-name="P7" draw:layer="layout" svg:width="0.482cm" svg:height="0.539cm" svg:x="0.721cm" svg:y="5.683cm">
          <draw:text-box>
            <text:p text:style-name="P4"><text:span text:style-name="T3">1</text:span></text:p>
          </draw:text-box>
        </draw:frame>
        <draw:line draw:style-name="gr9" draw:text-style-name="P1" draw:layer="layout" svg:x1="1.065cm" svg:y1="4.815cm" svg:x2="1.134cm" svg:y2="4.815cm">
          <text:p/>
        </draw:line>
        <draw:line draw:style-name="gr9" draw:text-style-name="P1" draw:layer="layout" svg:x1="1.065cm" svg:y1="4.626cm" svg:x2="1.134cm" svg:y2="4.626cm">
          <text:p/>
        </draw:line>
        <draw:line draw:style-name="gr9" draw:text-style-name="P1" draw:layer="layout" svg:x1="1.065cm" svg:y1="4.436cm" svg:x2="1.134cm" svg:y2="4.436cm">
          <text:p/>
        </draw:line>
        <draw:line draw:style-name="gr9" draw:text-style-name="P1" draw:layer="layout" svg:x1="1.065cm" svg:y1="4.247cm" svg:x2="1.134cm" svg:y2="4.247cm">
          <text:p/>
        </draw:line>
        <draw:line draw:style-name="gr9" draw:text-style-name="P1" draw:layer="layout" svg:x1="1.065cm" svg:y1="4.058cm" svg:x2="1.18cm" svg:y2="4.058cm">
          <text:p/>
        </draw:line>
        <draw:frame draw:style-name="gr10" draw:text-style-name="P7" draw:layer="layout" svg:width="0.482cm" svg:height="0.539cm" svg:x="0.721cm" svg:y="4.736cm">
          <draw:text-box>
            <text:p text:style-name="P4"><text:span text:style-name="T3">2</text:span></text:p>
          </draw:text-box>
        </draw:frame>
        <draw:line draw:style-name="gr9" draw:text-style-name="P1" draw:layer="layout" svg:x1="1.065cm" svg:y1="3.868cm" svg:x2="1.134cm" svg:y2="3.868cm">
          <text:p/>
        </draw:line>
        <draw:line draw:style-name="gr9" draw:text-style-name="P1" draw:layer="layout" svg:x1="1.065cm" svg:y1="3.679cm" svg:x2="1.134cm" svg:y2="3.679cm">
          <text:p/>
        </draw:line>
        <draw:line draw:style-name="gr9" draw:text-style-name="P1" draw:layer="layout" svg:x1="1.065cm" svg:y1="3.489cm" svg:x2="1.134cm" svg:y2="3.489cm">
          <text:p/>
        </draw:line>
        <draw:line draw:style-name="gr9" draw:text-style-name="P1" draw:layer="layout" svg:x1="1.065cm" svg:y1="3.3cm" svg:x2="1.134cm" svg:y2="3.3cm">
          <text:p/>
        </draw:line>
        <draw:line draw:style-name="gr9" draw:text-style-name="P1" draw:layer="layout" svg:x1="1.065cm" svg:y1="3.111cm" svg:x2="1.18cm" svg:y2="3.111cm">
          <text:p/>
        </draw:line>
        <draw:frame draw:style-name="gr10" draw:text-style-name="P7" draw:layer="layout" svg:width="0.482cm" svg:height="0.539cm" svg:x="0.721cm" svg:y="3.789cm">
          <draw:text-box>
            <text:p text:style-name="P4"><text:span text:style-name="T3">3</text:span></text:p>
          </draw:text-box>
        </draw:frame>
        <draw:line draw:style-name="gr9" draw:text-style-name="P1" draw:layer="layout" svg:x1="1.065cm" svg:y1="2.921cm" svg:x2="1.134cm" svg:y2="2.921cm">
          <text:p/>
        </draw:line>
        <draw:line draw:style-name="gr9" draw:text-style-name="P1" draw:layer="layout" svg:x1="1.065cm" svg:y1="2.732cm" svg:x2="1.134cm" svg:y2="2.732cm">
          <text:p/>
        </draw:line>
        <draw:line draw:style-name="gr9" draw:text-style-name="P1" draw:layer="layout" svg:x1="1.065cm" svg:y1="2.542cm" svg:x2="1.134cm" svg:y2="2.542cm">
          <text:p/>
        </draw:line>
        <draw:line draw:style-name="gr9" draw:text-style-name="P1" draw:layer="layout" svg:x1="1.065cm" svg:y1="2.353cm" svg:x2="1.134cm" svg:y2="2.353cm">
          <text:p/>
        </draw:line>
        <draw:line draw:style-name="gr9" draw:text-style-name="P1" draw:layer="layout" svg:x1="1.065cm" svg:y1="2.163cm" svg:x2="1.18cm" svg:y2="2.163cm">
          <text:p/>
        </draw:line>
        <draw:frame draw:style-name="gr10" draw:text-style-name="P7" draw:layer="layout" svg:width="0.482cm" svg:height="0.539cm" svg:x="0.721cm" svg:y="2.842cm">
          <draw:text-box>
            <text:p text:style-name="P4"><text:span text:style-name="T3">4</text:span></text:p>
          </draw:text-box>
        </draw:frame>
        <draw:line draw:style-name="gr9" draw:text-style-name="P1" draw:layer="layout" svg:x1="1.065cm" svg:y1="1.974cm" svg:x2="1.134cm" svg:y2="1.974cm">
          <text:p/>
        </draw:line>
        <draw:line draw:style-name="gr9" draw:text-style-name="P1" draw:layer="layout" svg:x1="1.065cm" svg:y1="1.784cm" svg:x2="1.134cm" svg:y2="1.784cm">
          <text:p/>
        </draw:line>
        <draw:line draw:style-name="gr9" draw:text-style-name="P1" draw:layer="layout" svg:x1="1.065cm" svg:y1="1.595cm" svg:x2="1.134cm" svg:y2="1.595cm">
          <text:p/>
        </draw:line>
        <draw:line draw:style-name="gr9" draw:text-style-name="P1" draw:layer="layout" svg:x1="1.065cm" svg:y1="1.406cm" svg:x2="1.134cm" svg:y2="1.406cm">
          <text:p/>
        </draw:line>
        <draw:line draw:style-name="gr9" draw:text-style-name="P1" draw:layer="layout" svg:x1="1.065cm" svg:y1="1.216cm" svg:x2="1.18cm" svg:y2="1.216cm">
          <text:p/>
        </draw:line>
        <draw:frame draw:style-name="gr10" draw:text-style-name="P7" draw:layer="layout" svg:width="0.482cm" svg:height="0.539cm" svg:x="0.721cm" svg:y="1.894cm">
          <draw:text-box>
            <text:p text:style-name="P4"><text:span text:style-name="T3">5</text:span></text:p>
          </draw:text-box>
        </draw:frame>
        <draw:line draw:style-name="gr9" draw:text-style-name="P1" draw:layer="layout" svg:x1="1.065cm" svg:y1="1.027cm" svg:x2="1.134cm" svg:y2="1.027cm">
          <text:p/>
        </draw:line>
        <draw:line draw:style-name="gr9" draw:text-style-name="P1" draw:layer="layout" svg:x1="1.065cm" svg:y1="0.837cm" svg:x2="1.134cm" svg:y2="0.837cm">
          <text:p/>
        </draw:line>
        <draw:line draw:style-name="gr9" draw:text-style-name="P1" draw:layer="layout" svg:x1="1.065cm" svg:y1="0.648cm" svg:x2="1.134cm" svg:y2="0.648cm">
          <text:p/>
        </draw:line>
        <draw:line draw:style-name="gr9" draw:text-style-name="P1" draw:layer="layout" svg:x1="1.065cm" svg:y1="0.459cm" svg:x2="1.134cm" svg:y2="0.459cm">
          <text:p/>
        </draw:line>
        <draw:line draw:style-name="gr9" draw:text-style-name="P1" draw:layer="layout" svg:x1="1.065cm" svg:y1="0.269cm" svg:x2="1.18cm" svg:y2="0.269cm">
          <text:p/>
        </draw:line>
        <draw:frame draw:style-name="gr10" draw:text-style-name="P7" draw:layer="layout" svg:width="0.482cm" svg:height="0.539cm" svg:x="0.721cm" svg:y="0.947cm">
          <draw:text-box>
            <text:p text:style-name="P4"><text:span text:style-name="T3">6</text:span></text:p>
          </draw:text-box>
        </draw:frame>
        <draw:line draw:style-name="gr9" draw:text-style-name="P1" draw:layer="layout" svg:x1="1.237cm" svg:y1="0.187cm" svg:x2="1.237cm" svg:y2="0.302cm">
          <text:p/>
        </draw:line>
        <draw:line draw:style-name="gr9" draw:text-style-name="P1" draw:layer="layout" svg:x1="1.623cm" svg:y1="0.187cm" svg:x2="1.623cm" svg:y2="0.256cm">
          <text:p/>
        </draw:line>
        <draw:line draw:style-name="gr9" draw:text-style-name="P1" draw:layer="layout" svg:x1="2.01cm" svg:y1="0.187cm" svg:x2="2.01cm" svg:y2="0.256cm">
          <text:p/>
        </draw:line>
        <draw:line draw:style-name="gr9" draw:text-style-name="P1" draw:layer="layout" svg:x1="2.397cm" svg:y1="0.187cm" svg:x2="2.397cm" svg:y2="0.256cm">
          <text:p/>
        </draw:line>
        <draw:line draw:style-name="gr9" draw:text-style-name="P1" draw:layer="layout" svg:x1="2.784cm" svg:y1="0.187cm" svg:x2="2.784cm" svg:y2="0.256cm">
          <text:p/>
        </draw:line>
        <draw:line draw:style-name="gr9" draw:text-style-name="P1" draw:layer="layout" svg:x1="3.17cm" svg:y1="0.187cm" svg:x2="3.17cm" svg:y2="0.302cm">
          <text:p/>
        </draw:line>
        <draw:line draw:style-name="gr9" draw:text-style-name="P1" draw:layer="layout" svg:x1="3.557cm" svg:y1="0.187cm" svg:x2="3.557cm" svg:y2="0.256cm">
          <text:p/>
        </draw:line>
        <draw:line draw:style-name="gr9" draw:text-style-name="P1" draw:layer="layout" svg:x1="3.944cm" svg:y1="0.187cm" svg:x2="3.944cm" svg:y2="0.256cm">
          <text:p/>
        </draw:line>
        <draw:line draw:style-name="gr9" draw:text-style-name="P1" draw:layer="layout" svg:x1="4.331cm" svg:y1="0.187cm" svg:x2="4.331cm" svg:y2="0.256cm">
          <text:p/>
        </draw:line>
        <draw:line draw:style-name="gr9" draw:text-style-name="P1" draw:layer="layout" svg:x1="4.717cm" svg:y1="0.187cm" svg:x2="4.717cm" svg:y2="0.256cm">
          <text:p/>
        </draw:line>
        <draw:line draw:style-name="gr9" draw:text-style-name="P1" draw:layer="layout" svg:x1="5.104cm" svg:y1="0.187cm" svg:x2="5.104cm" svg:y2="0.302cm">
          <text:p/>
        </draw:line>
        <draw:line draw:style-name="gr9" draw:text-style-name="P1" draw:layer="layout" svg:x1="5.491cm" svg:y1="0.187cm" svg:x2="5.491cm" svg:y2="0.256cm">
          <text:p/>
        </draw:line>
        <draw:line draw:style-name="gr9" draw:text-style-name="P1" draw:layer="layout" svg:x1="5.878cm" svg:y1="0.187cm" svg:x2="5.878cm" svg:y2="0.256cm">
          <text:p/>
        </draw:line>
        <draw:line draw:style-name="gr9" draw:text-style-name="P1" draw:layer="layout" svg:x1="6.264cm" svg:y1="0.187cm" svg:x2="6.264cm" svg:y2="0.256cm">
          <text:p/>
        </draw:line>
        <draw:line draw:style-name="gr9" draw:text-style-name="P1" draw:layer="layout" svg:x1="6.651cm" svg:y1="0.187cm" svg:x2="6.651cm" svg:y2="0.256cm">
          <text:p/>
        </draw:line>
        <draw:line draw:style-name="gr9" draw:text-style-name="P1" draw:layer="layout" svg:x1="7.038cm" svg:y1="0.187cm" svg:x2="7.038cm" svg:y2="0.302cm">
          <text:p/>
        </draw:line>
        <draw:line draw:style-name="gr9" draw:text-style-name="P1" draw:layer="layout" svg:x1="7.425cm" svg:y1="0.187cm" svg:x2="7.425cm" svg:y2="0.256cm">
          <text:p/>
        </draw:line>
        <draw:line draw:style-name="gr9" draw:text-style-name="P1" draw:layer="layout" svg:x1="7.811cm" svg:y1="0.187cm" svg:x2="7.811cm" svg:y2="0.256cm">
          <text:p/>
        </draw:line>
        <draw:line draw:style-name="gr9" draw:text-style-name="P1" draw:layer="layout" svg:x1="8.198cm" svg:y1="0.187cm" svg:x2="8.198cm" svg:y2="0.256cm">
          <text:p/>
        </draw:line>
        <draw:line draw:style-name="gr9" draw:text-style-name="P1" draw:layer="layout" svg:x1="8.585cm" svg:y1="0.187cm" svg:x2="8.585cm" svg:y2="0.256cm">
          <text:p/>
        </draw:line>
        <draw:line draw:style-name="gr9" draw:text-style-name="P1" draw:layer="layout" svg:x1="8.971cm" svg:y1="0.187cm" svg:x2="8.971cm" svg:y2="0.302cm">
          <text:p/>
        </draw:line>
        <draw:line draw:style-name="gr9" draw:text-style-name="P1" draw:layer="layout" svg:x1="9.358cm" svg:y1="0.187cm" svg:x2="9.358cm" svg:y2="0.256cm">
          <text:p/>
        </draw:line>
        <draw:line draw:style-name="gr9" draw:text-style-name="P1" draw:layer="layout" svg:x1="9.626cm" svg:y1="6.899cm" svg:x2="9.511cm" svg:y2="6.899cm">
          <text:p/>
        </draw:line>
        <draw:line draw:style-name="gr9" draw:text-style-name="P1" draw:layer="layout" svg:x1="9.626cm" svg:y1="6.71cm" svg:x2="9.557cm" svg:y2="6.71cm">
          <text:p/>
        </draw:line>
        <draw:line draw:style-name="gr9" draw:text-style-name="P1" draw:layer="layout" svg:x1="9.626cm" svg:y1="6.52cm" svg:x2="9.557cm" svg:y2="6.52cm">
          <text:p/>
        </draw:line>
        <draw:line draw:style-name="gr9" draw:text-style-name="P1" draw:layer="layout" svg:x1="9.626cm" svg:y1="6.331cm" svg:x2="9.557cm" svg:y2="6.331cm">
          <text:p/>
        </draw:line>
        <draw:line draw:style-name="gr9" draw:text-style-name="P1" draw:layer="layout" svg:x1="9.626cm" svg:y1="6.141cm" svg:x2="9.557cm" svg:y2="6.141cm">
          <text:p/>
        </draw:line>
        <draw:line draw:style-name="gr9" draw:text-style-name="P1" draw:layer="layout" svg:x1="9.626cm" svg:y1="5.952cm" svg:x2="9.511cm" svg:y2="5.952cm">
          <text:p/>
        </draw:line>
        <draw:line draw:style-name="gr9" draw:text-style-name="P1" draw:layer="layout" svg:x1="9.626cm" svg:y1="5.762cm" svg:x2="9.557cm" svg:y2="5.762cm">
          <text:p/>
        </draw:line>
        <draw:line draw:style-name="gr9" draw:text-style-name="P1" draw:layer="layout" svg:x1="9.626cm" svg:y1="5.573cm" svg:x2="9.557cm" svg:y2="5.573cm">
          <text:p/>
        </draw:line>
        <draw:line draw:style-name="gr9" draw:text-style-name="P1" draw:layer="layout" svg:x1="9.626cm" svg:y1="5.384cm" svg:x2="9.557cm" svg:y2="5.384cm">
          <text:p/>
        </draw:line>
        <draw:line draw:style-name="gr9" draw:text-style-name="P1" draw:layer="layout" svg:x1="9.626cm" svg:y1="5.194cm" svg:x2="9.557cm" svg:y2="5.194cm">
          <text:p/>
        </draw:line>
        <draw:line draw:style-name="gr9" draw:text-style-name="P1" draw:layer="layout" svg:x1="9.626cm" svg:y1="5.005cm" svg:x2="9.511cm" svg:y2="5.005cm">
          <text:p/>
        </draw:line>
        <draw:line draw:style-name="gr9" draw:text-style-name="P1" draw:layer="layout" svg:x1="9.626cm" svg:y1="4.815cm" svg:x2="9.557cm" svg:y2="4.815cm">
          <text:p/>
        </draw:line>
        <draw:line draw:style-name="gr9" draw:text-style-name="P1" draw:layer="layout" svg:x1="9.626cm" svg:y1="4.626cm" svg:x2="9.557cm" svg:y2="4.626cm">
          <text:p/>
        </draw:line>
        <draw:line draw:style-name="gr9" draw:text-style-name="P1" draw:layer="layout" svg:x1="9.626cm" svg:y1="4.436cm" svg:x2="9.557cm" svg:y2="4.436cm">
          <text:p/>
        </draw:line>
        <draw:line draw:style-name="gr9" draw:text-style-name="P1" draw:layer="layout" svg:x1="9.626cm" svg:y1="4.247cm" svg:x2="9.557cm" svg:y2="4.247cm">
          <text:p/>
        </draw:line>
        <draw:line draw:style-name="gr9" draw:text-style-name="P1" draw:layer="layout" svg:x1="9.626cm" svg:y1="4.058cm" svg:x2="9.511cm" svg:y2="4.058cm">
          <text:p/>
        </draw:line>
        <draw:line draw:style-name="gr9" draw:text-style-name="P1" draw:layer="layout" svg:x1="9.626cm" svg:y1="3.868cm" svg:x2="9.557cm" svg:y2="3.868cm">
          <text:p/>
        </draw:line>
        <draw:line draw:style-name="gr9" draw:text-style-name="P1" draw:layer="layout" svg:x1="9.626cm" svg:y1="3.679cm" svg:x2="9.557cm" svg:y2="3.679cm">
          <text:p/>
        </draw:line>
        <draw:line draw:style-name="gr9" draw:text-style-name="P1" draw:layer="layout" svg:x1="9.626cm" svg:y1="3.489cm" svg:x2="9.557cm" svg:y2="3.489cm">
          <text:p/>
        </draw:line>
        <draw:line draw:style-name="gr9" draw:text-style-name="P1" draw:layer="layout" svg:x1="9.626cm" svg:y1="3.3cm" svg:x2="9.557cm" svg:y2="3.3cm">
          <text:p/>
        </draw:line>
        <draw:line draw:style-name="gr9" draw:text-style-name="P1" draw:layer="layout" svg:x1="9.626cm" svg:y1="3.111cm" svg:x2="9.511cm" svg:y2="3.111cm">
          <text:p/>
        </draw:line>
        <draw:line draw:style-name="gr9" draw:text-style-name="P1" draw:layer="layout" svg:x1="9.626cm" svg:y1="2.921cm" svg:x2="9.557cm" svg:y2="2.921cm">
          <text:p/>
        </draw:line>
        <draw:line draw:style-name="gr9" draw:text-style-name="P1" draw:layer="layout" svg:x1="9.626cm" svg:y1="2.732cm" svg:x2="9.557cm" svg:y2="2.732cm">
          <text:p/>
        </draw:line>
        <draw:line draw:style-name="gr9" draw:text-style-name="P1" draw:layer="layout" svg:x1="9.626cm" svg:y1="2.542cm" svg:x2="9.557cm" svg:y2="2.542cm">
          <text:p/>
        </draw:line>
        <draw:line draw:style-name="gr9" draw:text-style-name="P1" draw:layer="layout" svg:x1="9.626cm" svg:y1="2.353cm" svg:x2="9.557cm" svg:y2="2.353cm">
          <text:p/>
        </draw:line>
        <draw:line draw:style-name="gr9" draw:text-style-name="P1" draw:layer="layout" svg:x1="9.626cm" svg:y1="2.163cm" svg:x2="9.511cm" svg:y2="2.163cm">
          <text:p/>
        </draw:line>
        <draw:line draw:style-name="gr9" draw:text-style-name="P1" draw:layer="layout" svg:x1="9.626cm" svg:y1="1.974cm" svg:x2="9.557cm" svg:y2="1.974cm">
          <text:p/>
        </draw:line>
        <draw:line draw:style-name="gr9" draw:text-style-name="P1" draw:layer="layout" svg:x1="9.626cm" svg:y1="1.784cm" svg:x2="9.557cm" svg:y2="1.784cm">
          <text:p/>
        </draw:line>
        <draw:line draw:style-name="gr9" draw:text-style-name="P1" draw:layer="layout" svg:x1="9.626cm" svg:y1="1.595cm" svg:x2="9.557cm" svg:y2="1.595cm">
          <text:p/>
        </draw:line>
        <draw:line draw:style-name="gr9" draw:text-style-name="P1" draw:layer="layout" svg:x1="9.626cm" svg:y1="1.406cm" svg:x2="9.557cm" svg:y2="1.406cm">
          <text:p/>
        </draw:line>
        <draw:line draw:style-name="gr9" draw:text-style-name="P1" draw:layer="layout" svg:x1="9.626cm" svg:y1="1.216cm" svg:x2="9.511cm" svg:y2="1.216cm">
          <text:p/>
        </draw:line>
        <draw:line draw:style-name="gr9" draw:text-style-name="P1" draw:layer="layout" svg:x1="9.626cm" svg:y1="1.027cm" svg:x2="9.557cm" svg:y2="1.027cm">
          <text:p/>
        </draw:line>
        <draw:line draw:style-name="gr9" draw:text-style-name="P1" draw:layer="layout" svg:x1="9.626cm" svg:y1="0.837cm" svg:x2="9.557cm" svg:y2="0.837cm">
          <text:p/>
        </draw:line>
        <draw:line draw:style-name="gr9" draw:text-style-name="P1" draw:layer="layout" svg:x1="9.626cm" svg:y1="0.648cm" svg:x2="9.557cm" svg:y2="0.648cm">
          <text:p/>
        </draw:line>
        <draw:line draw:style-name="gr9" draw:text-style-name="P1" draw:layer="layout" svg:x1="9.626cm" svg:y1="0.459cm" svg:x2="9.557cm" svg:y2="0.459cm">
          <text:p/>
        </draw:line>
        <draw:line draw:style-name="gr9" draw:text-style-name="P1" draw:layer="layout" svg:x1="9.626cm" svg:y1="0.269cm" svg:x2="9.511cm" svg:y2="0.269cm">
          <text:p/>
        </draw:line>
        <draw:frame draw:style-name="gr10" draw:text-style-name="P7" draw:layer="layout" svg:width="0.482cm" svg:height="0.539cm" svg:x="0.721cm" svg:y="0cm">
          <draw:text-box>
            <text:p text:style-name="P4"><text:span text:style-name="T3">7</text:span></text:p>
          </draw:text-box>
        </draw:frame>
        <draw:frame draw:style-name="gr10" draw:text-style-name="P7" draw:layer="layout" svg:width="0.482cm" svg:height="0.539cm" svg:x="4.918cm" svg:y="7.834cm">
          <draw:text-box>
            <text:p text:style-name="P4"><text:span text:style-name="T3">I</text:span></text:p>
          </draw:text-box>
        </draw:frame>
        <draw:frame draw:style-name="gr6" draw:text-style-name="P5" draw:layer="layout" svg:width="0.48cm" svg:height="0.456cm" svg:x="5.186cm" svg:y="7.954cm">
          <draw:text-box>
            <text:p text:style-name="P4"><text:span text:style-name="T1">[ℏ]</text:span></text:p>
          </draw:text-box>
        </draw:frame>
        <draw:frame draw:style-name="gr6" draw:text-style-name="P5" draw:layer="layout" svg:width="0.671cm" svg:height="0.456cm" draw:transform="rotate (1.5707963267949) translate (0.12cm 4.529cm)">
          <draw:text-box>
            <text:p text:style-name="P4"><text:span text:style-name="T1">ω [</text:span></text:p>
          </draw:text-box>
        </draw:frame>
        <draw:frame draw:style-name="gr10" draw:text-style-name="P7" draw:layer="layout" svg:width="0.993cm" svg:height="0.539cm" draw:transform="rotate (1.5707963267949) translate (0cm 3.84cm)">
          <draw:text-box>
            <text:p text:style-name="P4"><text:span text:style-name="T3">MeV</text:span></text:p>
          </draw:text-box>
        </draw:frame>
        <draw:frame draw:style-name="gr6" draw:text-style-name="P5" draw:layer="layout" svg:width="0.456cm" svg:height="0.456cm" draw:transform="rotate (1.5707963267949) translate (0.12cm 2.848cm)">
          <draw:text-box>
            <text:p text:style-name="P4"><text:span text:style-name="T1">]</text:span></text:p>
          </draw:text-box>
        </draw:frame>
        <draw:frame draw:style-name="gr10" draw:text-style-name="P7" draw:layer="layout" svg:width="0.482cm" svg:height="0.534cm" svg:x="2.919cm" svg:y="4.01cm">
          <draw:text-box>
            <text:p text:style-name="P4"><text:span text:style-name="T4">I</text:span></text:p>
          </draw:text-box>
        </draw:frame>
        <draw:frame draw:style-name="gr10" draw:text-style-name="P7" draw:layer="layout" svg:width="0.482cm" svg:height="0.482cm" svg:x="3.227cm" svg:y="4.073cm">
          <draw:text-box>
            <text:p text:style-name="P4"><text:span text:style-name="T5">≥</text:span></text:p>
          </draw:text-box>
        </draw:frame>
        <draw:frame draw:style-name="gr10" draw:text-style-name="P7" draw:layer="layout" svg:width="0.482cm" svg:height="0.534cm" svg:x="3.674cm" svg:y="4.01cm">
          <draw:text-box>
            <text:p text:style-name="P4"><text:span text:style-name="T4">j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" svg:font-family="Mathematica" style:font-pitch="variable"/>
    <style:font-face style:name="Mathematica1" svg:font-family="Mathematica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alatino" svg:font-family="Palatino" style:font-pitch="variable"/>
    <style:font-face style:name="Palatino1" svg:font-family="Palatino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.666cm" fo:page-height="8.3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document-statistic meta:object-count="207"/>
    <meta:generator>LibreOffice/7.3.2.2$MacOSX_AARCH64 LibreOffice_project/49f2b1bff42cfccbd8f788c8dc32c1c309559be0</meta:generator>
  </office:meta>
</office:document-meta>
</file>